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6"/>
          <table:table-cell table:style-name="ce1" office:value-type="string" calcext:value-type="string">
            <text:p>What is returne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value</text:p>
          </table:table-cell>
          <table:table-cell/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computeIfAbsent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en key exists</text:p>
          </table:table-cell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bjec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When key doesn’t exis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bjec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08:50:18.81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2-03T09:04:54.244000000</meta:creation-date>
    <dc:date>2024-12-04T08:50:30.746000000</dc:date>
    <meta:editing-duration>PT27M56S</meta:editing-duration>
    <meta:editing-cycles>6</meta:editing-cycles>
    <meta:generator>LibreOffice/6.4.3.2$Windows_X86_64 LibreOffice_project/747b5d0ebf89f41c860ec2a39efd7cb15b54f2d8</meta:generator>
    <meta:document-statistic meta:table-count="1" meta:cell-count="17" meta:object-count="0"/>
  </office:meta>
</office:document-meta>
</file>